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1" svg:font-family="mono" style:font-pitch="fixed"/>
    <style:font-face style:name="Liberation Sans1" svg:font-family="'Liberation Sans'" style:font-pitch="variable"/>
    <style:font-face style:name="mono" svg:font-family="mon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83cm" fo:min-width="11.565cm"/>
    </style:style>
    <style:style style:name="gr2" style:family="graphic" style:parent-style-name="standard">
      <style:graphic-properties svg:stroke-color="#0000ff" draw:fill-color="#0000ff" draw:textarea-horizontal-align="justify" draw:textarea-vertical-align="middle" draw:auto-grow-height="false" fo:min-height="0.739cm" fo:min-width="0.489cm"/>
    </style:style>
    <style:style style:name="gr3" style:family="graphic" style:parent-style-name="standard">
      <style:graphic-properties svg:stroke-color="#009900" draw:fill="solid" draw:fill-color="#006600" draw:textarea-horizontal-align="justify" draw:textarea-vertical-align="middle" draw:auto-grow-height="false" fo:min-height="0.739cm" fo:min-width="0.489cm"/>
    </style:style>
    <style:style style:name="gr4" style:family="graphic" style:parent-style-name="standard">
      <style:graphic-properties svg:stroke-color="#ff0000" draw:fill-color="#ff0000" draw:textarea-horizontal-align="justify" draw:textarea-vertical-align="middle" draw:auto-grow-height="false" fo:min-height="1.103cm" fo:min-width="0.93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2.79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.8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ff"/>
      <style:paragraph-properties fo:text-align="center"/>
    </style:style>
    <style:style style:name="P3" style:family="paragraph">
      <loext:graphic-properties draw:fill="solid" draw:fill-color="#006600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none" draw:fill-color="#ffffff"/>
      <style:text-properties style:font-name="mono1" fo:font-size="22pt" style:font-size-asian="22pt" style:font-size-complex="22pt"/>
    </style:style>
    <style:style style:name="T1" style:family="text">
      <style:text-properties style:font-name="mono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65cm" svg:height="5.08cm" draw:transform="skewX (-6.07641749564875E-017) rotate (0.785398163397448) translate (3.891cm 9.72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97cm" svg:height="1.397cm" draw:transform="rotate (0.785398163397448) translate (5.282cm 10.8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97cm" draw:transform="rotate (0.785398163397448) translate (12.566cm 3.5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2.065cm" svg:height="5.08cm" draw:transform="rotate (-3.14159265358979) translate (15.983cm 20.49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97cm" svg:height="1.397cm" draw:transform="rotate (-3.14159265358979) translate (15.775cm 18.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397cm" svg:height="1.397cm" draw:transform="rotate (-3.14159265358979) translate (5.474cm 18.7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032cm" svg:height="1.913cm" svg:x="17.31cm" svg:y="9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3.296cm" svg:height="1.153cm" svg:x="8.239cm" svg:y="17.637cm">
          <draw:text-box>
            <text:p><text:span text:style-name="T1">ROBOTG</text:span></text:p>
          </draw:text-box>
        </draw:frame>
        <draw:frame draw:style-name="gr5" draw:text-style-name="P5" draw:layer="layout" svg:width="3.296cm" svg:height="1.153cm" svg:x="8.239cm" svg:y="7.037cm">
          <draw:text-box>
            <text:p><text:span text:style-name="T1">ROBOTB</text:span></text:p>
          </draw:text-box>
        </draw:frame>
        <draw:frame draw:style-name="gr6" draw:text-style-name="P5" draw:layer="layout" svg:width="2.365cm" svg:height="1.153cm" svg:x="17.239cm" svg:y="8.038cm">
          <draw:text-box>
            <text:p><text:span text:style-name="T1">BA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1" svg:font-family="mono" style:font-pitch="fixed"/>
    <style:font-face style:name="Liberation Sans1" svg:font-family="'Liberation Sans'" style:font-pitch="variable"/>
    <style:font-face style:name="mono" svg:font-family="mon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9T11:35:20.570910392</meta:creation-date>
    <dc:date>2016-08-16T00:29:39.711757390</dc:date>
    <meta:editing-duration>PT3M48S</meta:editing-duration>
    <meta:editing-cycles>10</meta:editing-cycles>
    <meta:generator>LibreOffice/5.1.4.2$Linux_X86_64 LibreOffice_project/10m0$Build-2</meta:generator>
    <meta:document-statistic meta:object-count="10"/>
  </office:meta>
</office:document-meta>
</file>